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2000001AE37B8FA71.png" manifest:media-type="image/png"/>
  <manifest:file-entry manifest:full-path="Pictures/1000020100000374000001FD41A4C302.png" manifest:media-type="image/png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bac" officeooo:paragraph-rsid="00160ba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0bac" officeooo:paragraph-rsid="00160ba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75dfb" officeooo:paragraph-rsid="00175dfb"/>
    </style:style>
    <style:style style:name="P4" style:family="paragraph" style:parent-style-name="Standard">
      <style:paragraph-properties fo:text-align="center" style:justify-single-word="false"/>
      <style:text-properties officeooo:rsid="001b0d57" officeooo:paragraph-rsid="00175dfb"/>
    </style:style>
    <style:style style:name="P5" style:family="paragraph" style:parent-style-name="Standard">
      <style:paragraph-properties fo:text-align="center" style:justify-single-word="false"/>
      <style:text-properties officeooo:rsid="001b0d57" officeooo:paragraph-rsid="001b0d57"/>
    </style:style>
    <style:style style:name="T1" style:family="text">
      <style:text-properties officeooo:rsid="0019991e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VALIDAÇÃO DO CLIENTE (ITERAÇÃO <text:span text:style-name="T1">7</text:span>)</text:p>
      <text:p text:style-name="P1"/>
      <text:p text:style-name="P1"/>
      <text:p text:style-name="P1"/>
      <text:p text:style-name="P4"><draw:frame draw:style-name="fr2" draw:name="Image1" text:anchor-type="paragraph" svg:y="0cm" svg:width="18.032cm" svg:height="10.486cm" draw:z-index="1"><draw:image xlink:href="Pictures/1000020100000374000001FD41A4C302.png" xlink:type="simple" xlink:show="embed" xlink:actuate="onLoad"/></draw:frame></text:p>
      <text:p text:style-name="P5"/>
      <text:p text:style-name="P3"><draw:frame draw:style-name="fr2" draw:name="Image2" text:anchor-type="paragraph" svg:y="0cm" svg:width="18.214cm" svg:height="9.373cm" draw:z-index="2"><draw:image xlink:href="Pictures/1000020100000372000001AE37B8FA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1:16:34.783771097</meta:creation-date>
    <dc:date>2015-11-17T17:03:08.081935225</dc:date>
    <meta:editing-duration>PT5M</meta:editing-duration>
    <meta:editing-cycles>7</meta:editing-cycles>
    <meta:generator>LibreOffice/4.4.3.2$Linux_X86_64 LibreOffice_project/40m0$Build-2</meta:generator>
    <meta:document-statistic meta:table-count="0" meta:image-count="3" meta:object-count="0" meta:page-count="1" meta:paragraph-count="1" meta:word-count="5" meta:character-count="33" meta:non-whitespace-character-count="29"/>
  </office:meta>
</office:document-meta>
</file>